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025cm" draw:marker-start-width="0.33cm" draw:marker-end="Arrow" draw:marker-end-width="0.178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fo:min-height="0.52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2.398cm" svg:height="1.587cm" svg:x="9.416cm" svg:y="1.875cm">
          <text:p text:style-name="P1"><text:span text:style-name="T1">.csl </text:span></text:p>
          <text:p text:style-name="P1"><text:span text:style-name="T1">pp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2" draw:layer="layout" svg:width="2.448cm" svg:height="1.358cm" svg:x="9.391cm" svg:y="4.3cm">
          <text:p text:style-name="P1"><text:span text:style-name="T1">csl 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2.398cm" svg:height="1.602cm" svg:x="9.416cm" svg:y="6.594cm">
          <text:p text:style-name="P1"><text:span text:style-name="T1">.csl 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4" draw:layer="layout" svg:width="2.448cm" svg:height="1.358cm" svg:x="9.434cm" svg:y="9.199cm">
          <draw:glue-point draw:id="4" svg:x="-2.234cm" svg:y="5.007cm"/>
          <draw:glue-point draw:id="5" svg:x="2.344cm" svg:y="5.007cm"/>
          <text:p text:style-name="P1"><text:span text:style-name="T1">csl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1.591cm" svg:height="1.996cm" svg:x="5.399cm" svg:y="8.889cm">
          <text:p text:style-name="P1"><text:span text:style-name="T1">csl</text:span></text:p>
          <text:p text:style-name="P1"><text:span text:style-name="T1">li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id="id7" draw:layer="layout" svg:width="2.397cm" svg:height="1.591cm" svg:x="6.076cm" svg:y="11.85cm">
          <draw:glue-point draw:id="8" svg:x="-2.678cm" svg:y="4.946cm"/>
          <draw:glue-point draw:id="9" svg:x="2.536cm" svg:y="3.098cm"/>
          <text:p text:style-name="P1"><text:span text:style-name="T1">RTL </text:span></text:p>
          <text:p text:style-name="P1"><text:span text:style-name="T1">generated</text:span></text:p>
          <text:p text:style-name="P1"><text:span text:style-name="T1">cod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6" draw:layer="layout" svg:width="2.398cm" svg:height="1.574cm" svg:x="9.459cm" svg:y="11.85cm">
          <text:p text:style-name="P1"><text:span text:style-name="T1">RTL</text:span></text:p>
          <text:p text:style-name="P1"><text:span text:style-name="T1">test</text:span></text:p>
          <text:p text:style-name="P1"><text:span text:style-name="T1">benc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8" draw:layer="layout" svg:width="2.398cm" svg:height="1.574cm" svg:x="12.739cm" svg:y="11.85cm">
          <text:p text:style-name="P1"><text:span text:style-name="T1">C++</text:span></text:p>
          <text:p text:style-name="P1"><text:span text:style-name="T1">generated</text:span></text:p>
          <text:p text:style-name="P1"><text:span text:style-name="T1">cod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19" draw:layer="layout" svg:width="2.397cm" svg:height="1.574cm" svg:x="2.649cm" svg:y="11.85cm">
          <text:p text:style-name="P1"><text:span text:style-name="T1">user RTL</text:span></text:p>
          <text:p text:style-name="P1"><text:span text:style-name="T1">defined</text:span></text:p>
          <text:p text:style-name="P1"><text:span text:style-name="T1">code 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17" draw:layer="layout" svg:width="2.397cm" svg:height="1.574cm" svg:x="15.976cm" svg:y="11.85cm">
          <text:p text:style-name="P1"><text:span text:style-name="T1">user C++</text:span></text:p>
          <text:p text:style-name="P1"><text:span text:style-name="T1">simulator</text:span></text:p>
          <text:p text:style-name="P1"><text:span text:style-name="T1">cod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9" draw:layer="layout" svg:width="2.449cm" svg:height="1.358cm" svg:x="3.748cm" svg:y="14.555cm">
          <draw:glue-point draw:id="4" svg:x="-2.67cm" svg:y="-5cm"/>
          <text:p text:style-name="P1"><text:span text:style-name="T1">Synth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0" draw:layer="layout" svg:width="2.396cm" svg:height="1.594cm" svg:x="3.774cm" svg:y="16.759cm">
          <text:p text:style-name="P1"><text:span text:style-name="T1">Netlis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11" draw:layer="layout" svg:width="2.449cm" svg:height="1.358cm" svg:x="3.748cm" svg:y="19.097cm">
          <text:p text:style-name="P1"><text:span text:style-name="T1">Place and</text:span></text:p>
          <text:p text:style-name="P1"><text:span text:style-name="T1">rou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2" draw:layer="layout" svg:width="2.396cm" svg:height="1.596cm" svg:x="3.774cm" svg:y="21.3cm">
          <text:p text:style-name="P1"><text:span text:style-name="T1">Bit stream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13" draw:layer="layout" svg:width="2.449cm" svg:height="1.358cm" svg:x="3.748cm" svg:y="23.606cm">
          <text:p text:style-name="P1"><text:span text:style-name="T1">ASIC/RP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4" draw:layer="layout" svg:width="2.449cm" svg:height="1.358cm" svg:x="9.434cm" svg:y="18.855cm">
          <draw:glue-point draw:id="4" svg:x="-2.678cm" svg:y="-5cm"/>
          <draw:glue-point draw:id="5" svg:x="2.65cm" svg:y="-5cm"/>
          <text:p text:style-name="P1"><text:span text:style-name="T1">RTL</text:span></text:p>
          <text:p text:style-name="P1"><text:span text:style-name="T1">simul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5" draw:layer="layout" svg:width="2.398cm" svg:height="1.574cm" svg:x="11.907cm" svg:y="16.05cm">
          <text:p text:style-name="P1"><text:span text:style-name="T1">user</text:span></text:p>
          <text:p text:style-name="P1"><text:span text:style-name="T1">defined RTL</text:span></text:p>
          <text:p text:style-name="P1"><text:span text:style-name="T1">test benc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16" draw:layer="layout" svg:width="2.449cm" svg:height="1.358cm" svg:x="15.408cm" svg:y="16.705cm">
          <draw:glue-point draw:id="4" svg:x="-2.833cm" svg:y="-5cm"/>
          <draw:glue-point draw:id="5" svg:x="2.266cm" svg:y="-5cm"/>
          <text:p text:style-name="P1"><text:span text:style-name="T1">C++</text:span></text:p>
          <text:p text:style-name="P1"><text:span text:style-name="T1">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8" draw:layer="layout" svg:width="2.449cm" svg:height="1.358cm" svg:x="13.433cm" svg:y="21.149cm">
          <draw:glue-point draw:id="4" svg:x="-2.082cm" svg:y="-5cm"/>
          <draw:glue-point draw:id="5" svg:x="2.27cm" svg:y="-5cm"/>
          <text:p text:style-name="P1"><text:span text:style-name="T1">Verify</text:span></text:p>
          <text:p text:style-name="P1"><text:span text:style-name="T1">equival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0.614cm" svg:y1="3.366cm" svg:x2="10.615cm" svg:y2="4.3cm" draw:start-shape="id1" draw:start-glue-point="6" draw:end-shape="id2" draw:end-glue-point="0">
          <text:p/>
        </draw:connector>
        <draw:connector draw:style-name="gr2" draw:text-style-name="P3" draw:layer="layout" draw:type="line" svg:x1="10.615cm" svg:y1="5.658cm" svg:x2="10.614cm" svg:y2="6.594cm" draw:start-shape="id2" draw:start-glue-point="2" draw:end-shape="id3" draw:end-glue-point="4">
          <text:p/>
        </draw:connector>
        <draw:connector draw:style-name="gr2" draw:text-style-name="P3" draw:layer="layout" draw:type="line" svg:x1="10.614cm" svg:y1="8.101cm" svg:x2="10.658cm" svg:y2="9.199cm" draw:start-shape="id3" draw:start-glue-point="6" draw:end-shape="id4" draw:end-glue-point="0">
          <text:p/>
        </draw:connector>
        <draw:connector draw:style-name="gr2" draw:text-style-name="P3" draw:layer="layout" draw:type="line" svg:x1="6.99cm" svg:y1="9.886cm" svg:x2="9.434cm" svg:y2="9.878cm" draw:start-shape="id5" draw:start-glue-point="8" draw:end-shape="id4" draw:end-glue-point="3">
          <text:p/>
        </draw:connector>
        <draw:connector draw:style-name="gr2" draw:text-style-name="P3" draw:layer="layout" draw:type="line" svg:x1="10.658cm" svg:y1="10.557cm" svg:x2="10.657cm" svg:y2="11.85cm" draw:start-shape="id4" draw:start-glue-point="2" draw:end-shape="id6" draw:end-glue-point="4">
          <text:p/>
        </draw:connector>
        <draw:connector draw:style-name="gr2" draw:text-style-name="P3" draw:layer="layout" svg:x1="10.112cm" svg:y1="10.557cm" svg:x2="7.274cm" svg:y2="11.85cm" draw:start-shape="id4" draw:start-glue-point="4" draw:end-shape="id7" draw:end-glue-point="4">
          <text:p/>
        </draw:connector>
        <draw:connector draw:style-name="gr2" draw:text-style-name="P3" draw:layer="layout" svg:x1="11.231cm" svg:y1="10.557cm" svg:x2="13.937cm" svg:y2="11.85cm" draw:start-shape="id4" draw:start-glue-point="5" draw:end-shape="id8" draw:end-glue-point="4">
          <text:p/>
        </draw:connector>
        <draw:connector draw:style-name="gr2" draw:text-style-name="P3" draw:layer="layout" svg:x1="6.633cm" svg:y1="13.431cm" svg:x2="4.972cm" svg:y2="14.555cm" draw:start-shape="id7" draw:start-glue-point="8" draw:end-shape="id9" draw:end-glue-point="0">
          <text:p/>
        </draw:connector>
        <draw:connector draw:style-name="gr2" draw:text-style-name="P3" draw:layer="layout" draw:type="line" svg:x1="4.972cm" svg:y1="15.913cm" svg:x2="4.971cm" svg:y2="16.759cm" draw:start-shape="id9" draw:start-glue-point="2" draw:end-shape="id10" draw:end-glue-point="4">
          <text:p/>
        </draw:connector>
        <draw:connector draw:style-name="gr2" draw:text-style-name="P3" draw:layer="layout" draw:type="line" svg:x1="4.971cm" svg:y1="18.257cm" svg:x2="4.972cm" svg:y2="19.097cm" draw:start-shape="id10" draw:start-glue-point="6" draw:end-shape="id11" draw:end-glue-point="0">
          <text:p/>
        </draw:connector>
        <draw:connector draw:style-name="gr2" draw:text-style-name="P3" draw:layer="layout" draw:type="line" svg:x1="4.972cm" svg:y1="20.455cm" svg:x2="4.971cm" svg:y2="21.3cm" draw:start-shape="id11" draw:start-glue-point="2" draw:end-shape="id12" draw:end-glue-point="4">
          <text:p/>
        </draw:connector>
        <draw:connector draw:style-name="gr2" draw:text-style-name="P3" draw:layer="layout" draw:type="line" svg:x1="4.971cm" svg:y1="22.801cm" svg:x2="4.972cm" svg:y2="23.606cm" draw:start-shape="id12" draw:start-glue-point="6" draw:end-shape="id13" draw:end-glue-point="0">
          <text:p/>
        </draw:connector>
        <draw:connector draw:style-name="gr2" draw:text-style-name="P3" draw:layer="layout" svg:x1="7.881cm" svg:y1="13.137cm" svg:x2="10.003cm" svg:y2="18.855cm" draw:start-shape="id7" draw:start-glue-point="9" draw:end-shape="id14" draw:end-glue-point="4">
          <text:p/>
        </draw:connector>
        <draw:connector draw:style-name="gr2" draw:text-style-name="P3" draw:layer="layout" svg:x1="13.105cm" svg:y1="17.53cm" svg:x2="11.306cm" svg:y2="18.855cm" draw:start-shape="id15" draw:start-glue-point="6" draw:end-shape="id14" draw:end-glue-point="5">
          <text:p/>
        </draw:connector>
        <draw:connector draw:style-name="gr2" draw:text-style-name="P3" draw:layer="layout" draw:type="line" svg:x1="10.657cm" svg:y1="13.33cm" svg:x2="10.658cm" svg:y2="18.855cm" draw:start-shape="id6" draw:start-glue-point="6" draw:end-shape="id14" draw:end-glue-point="0">
          <text:p/>
        </draw:connector>
        <draw:connector draw:style-name="gr2" draw:text-style-name="P3" draw:layer="layout" svg:x1="13.938cm" svg:y1="13.424cm" svg:x2="15.939cm" svg:y2="16.705cm" draw:start-shape="id8" draw:end-shape="id16" draw:end-glue-point="4">
          <text:p/>
        </draw:connector>
        <draw:connector draw:style-name="gr2" draw:text-style-name="P3" draw:layer="layout" draw:type="line" svg:x1="17.174cm" svg:y1="13.33cm" svg:x2="17.186cm" svg:y2="16.705cm" draw:start-shape="id17" draw:start-glue-point="6" draw:end-shape="id16" draw:end-glue-point="5">
          <text:p/>
        </draw:connector>
        <draw:connector draw:style-name="gr2" draw:text-style-name="P3" draw:layer="layout" draw:line-skew="-0.191cm 0cm -0.126cm" svg:x1="10.658cm" svg:y1="20.213cm" svg:x2="14.148cm" svg:y2="21.149cm" draw:start-shape="id14" draw:start-glue-point="2" draw:end-shape="id18" draw:end-glue-point="4">
          <text:p/>
        </draw:connector>
        <draw:connector draw:style-name="gr2" draw:text-style-name="P3" draw:layer="layout" draw:line-skew="0.898cm" svg:x1="16.632cm" svg:y1="18.063cm" svg:x2="15.212cm" svg:y2="21.149cm" draw:start-shape="id16" draw:start-glue-point="2" draw:end-shape="id18" draw:end-glue-point="5">
          <text:p/>
        </draw:connector>
        <draw:frame draw:style-name="gr3" draw:text-style-name="P4" draw:layer="layout" svg:width="2.095cm" svg:height="0.772cm" svg:x="1.984cm" svg:y="1.617cm">
          <draw:text-box>
            <text:p text:style-name="P4"><text:span text:style-name="T1">cslc flow</text:span></text:p>
          </draw:text-box>
        </draw:frame>
        <draw:connector draw:style-name="gr2" draw:text-style-name="P3" draw:layer="layout" svg:x1="3.847cm" svg:y1="13.33cm" svg:x2="4.319cm" svg:y2="14.555cm" draw:start-shape="id19" draw:start-glue-point="6" draw:end-shape="id9" draw:end-glue-point="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booo buuuu</meta:initial-creator>
    <meta:creation-date>2007-03-26T16:32:51</meta:creation-date>
    <dc:creator>booo buuuu</dc:creator>
    <dc:date>2007-03-26T17:08:39</dc:date>
    <dc:language>en-US</dc:language>
    <meta:editing-cycles>7</meta:editing-cycles>
    <meta:editing-duration>PT35M49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